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style>
    <style:style style:name="T2" style:parent-style-name="Standaardalinea-lettertype" style:family="text">
      <style:text-properties fo:font-size="22pt" style:font-size-asian="22pt" style:font-size-complex="22pt" fo:language="pt" fo:country="BR"/>
    </style:style>
    <style:style style:name="T3" style:parent-style-name="Standaardalinea-lettertype" style:family="text">
      <style:text-properties fo:font-size="22pt" style:font-size-asian="22pt" style:font-size-complex="22pt" fo:language="pt" fo:country="BR"/>
    </style:style>
    <style:style style:name="T4" style:parent-style-name="Standaardalinea-lettertype" style:family="text">
      <style:text-properties fo:language="pt" fo:country="BR"/>
    </style:style>
    <style:style style:name="T5" style:parent-style-name="Standaardalinea-lettertype" style:family="text">
      <style:text-properties fo:font-size="9pt" style:font-size-asian="9pt" style:font-size-complex="9pt" fo:language="pt" fo:country="BR"/>
    </style:style>
    <style:style style:name="T6" style:parent-style-name="Standaardalinea-lettertype" style:family="text">
      <style:text-properties fo:font-size="9pt" style:font-size-asian="9pt" style:font-size-complex="9pt" fo:language="pt" fo:country="BR"/>
    </style:style>
    <style:style style:name="P7" style:parent-style-name="Standaard" style:family="paragraph">
      <style:text-properties fo:font-size="18pt" style:font-size-asian="18pt" style:font-size-complex="18pt"/>
    </style:style>
    <style:style style:name="P8" style:parent-style-name="Standaard" style:family="paragraph">
      <style:text-properties fo:font-size="18pt" style:font-size-asian="18pt" style:font-size-complex="18pt"/>
    </style:style>
    <style:style style:name="P9" style:parent-style-name="Standaard" style:family="paragraph">
      <style:text-properties fo:font-size="18pt" style:font-size-asian="18pt" style:font-size-complex="18pt"/>
    </style:style>
    <style:style style:name="P10" style:parent-style-name="Standaard" style:family="paragraph">
      <style:text-properties fo:font-size="16pt" style:font-size-asian="16pt" style:font-size-complex="16pt"/>
    </style:style>
    <style:style style:name="P11" style:parent-style-name="Standaard" style:family="paragraph">
      <style:text-properties fo:font-style="italic" style:font-style-asian="italic" fo:font-size="14pt" style:font-size-asian="14pt" style:font-size-complex="14pt"/>
    </style:style>
    <style:style style:name="P12" style:parent-style-name="Standaard" style:family="paragraph">
      <style:text-properties fo:font-style="italic" style:font-style-asian="italic" fo:font-size="14pt" style:font-size-asian="14pt" style:font-size-complex="14pt"/>
    </style:style>
    <style:style style:name="P13" style:parent-style-name="Standaard" style:family="paragraph">
      <style:text-properties fo:font-style="italic" style:font-style-asian="italic" fo:font-size="14pt" style:font-size-asian="14pt" style:font-size-complex="14pt"/>
    </style:style>
    <style:style style:name="P14" style:parent-style-name="Standaard" style:family="paragraph">
      <style:text-properties fo:font-size="16pt" style:font-size-asian="16pt" style:font-size-complex="16pt"/>
    </style:style>
    <style:style style:name="P15" style:parent-style-name="Standaard" style:family="paragraph">
      <style:text-properties fo:language="en" fo:country="US"/>
    </style:style>
    <style:style style:name="P16" style:parent-style-name="Standaard" style:family="paragraph">
      <style:text-properties fo:font-size="16pt" style:font-size-asian="16pt" style:font-size-complex="16pt"/>
    </style:style>
    <style:style style:name="P17" style:parent-style-name="Standaard" style:family="paragraph">
      <style:text-properties fo:font-size="18pt" style:font-size-asian="18pt" style:font-size-complex="18pt"/>
    </style:style>
    <style:style style:name="P18" style:parent-style-name="Standaard" style:family="paragraph">
      <style:text-properties fo:font-size="16pt" style:font-size-asian="16pt" style:font-size-complex="16pt"/>
    </style:style>
    <style:style style:name="P19" style:parent-style-name="Standaard" style:family="paragraph">
      <style:text-properties fo:font-style="italic" style:font-style-asian="italic" fo:font-size="14pt" style:font-size-asian="14pt" style:font-size-complex="14pt"/>
    </style:style>
    <style:style style:name="P20" style:parent-style-name="Standaard" style:family="paragraph">
      <style:text-properties fo:font-size="16pt" style:font-size-asian="16pt" style:font-size-complex="16pt"/>
    </style:style>
    <style:style style:name="P21" style:parent-style-name="Lijstalinea" style:list-style-name="LFO1" style:family="paragraph"/>
    <style:style style:name="P22" style:parent-style-name="Lijstalinea" style:list-style-name="LFO1" style:family="paragraph"/>
    <style:style style:name="P23" style:parent-style-name="Lijstalinea" style:list-style-name="LFO1" style:family="paragraph"/>
    <style:style style:name="P24" style:parent-style-name="Lijstalinea" style:list-style-name="LFO1" style:family="paragraph"/>
    <style:style style:name="P25" style:parent-style-name="Standaard" style:family="paragraph">
      <style:text-properties fo:font-size="16pt" style:font-size-asian="16pt" style:font-size-complex="16pt"/>
    </style:style>
    <style:style style:name="P26" style:parent-style-name="Lijstalinea" style:list-style-name="LFO2" style:family="paragraph"/>
    <style:style style:name="P27" style:parent-style-name="Lijstalinea" style:list-style-name="LFO2" style:family="paragraph"/>
    <style:style style:name="P28" style:parent-style-name="Lijstalinea" style:list-style-name="LFO2" style:family="paragraph"/>
    <style:style style:name="P29" style:parent-style-name="Lijstalinea" style:list-style-name="LFO2" style:family="paragraph"/>
    <style:style style:name="T30" style:parent-style-name="Standaardalinea-lettertype" style:family="text">
      <style:text-properties style:text-position="super 63.6%"/>
    </style:style>
    <style:style style:name="P31" style:parent-style-name="Standaard" style:family="paragraph">
      <style:text-properties fo:font-size="18pt" style:font-size-asian="18pt" style:font-size-complex="18pt"/>
    </style:style>
    <style:style style:name="P32" style:parent-style-name="Standaard" style:family="paragraph">
      <style:text-properties fo:font-size="16pt" style:font-size-asian="16pt" style:font-size-complex="16pt"/>
    </style:style>
    <style:style style:name="T33" style:parent-style-name="Standaardalinea-lettertype" style:family="text">
      <style:text-properties style:text-position="super 63.6%"/>
    </style:style>
    <style:style style:name="P34" style:parent-style-name="Standaard" style:family="paragraph">
      <style:text-properties fo:font-size="16pt" style:font-size-asian="16pt" style:font-size-complex="16pt"/>
    </style:style>
    <style:style style:name="P35" style:parent-style-name="Standaard" style:family="paragraph">
      <style:text-properties fo:font-size="18pt" style:font-size-asian="18pt" style:font-size-complex="18pt"/>
    </style:style>
  </office:automatic-styles>
  <office:body>
    <office:text text:use-soft-page-breaks="true">
      <text:p text:style-name="P1"><text:span text:style-name="T2">2e Proto-GDD voor GL3:</text:span><text:span text:style-name="T3"><text:line-break/>De Dark Souls MOBA</text:span><text:span text:style-name="T4"><text:line-break/></text:span><text:span text:style-name="T5">Door: Mack Mendes Moreira, GAM31</text:span><text:span text:style-name="T6"><text:line-break/>Datum: 28 augustus 2016</text:span></text:p>
      <text:p text:style-name="P7">Introductie</text:p>
      <text:p text:style-name="Standaard">Deze proto-GDD gaat over een nieuw voorstel voor onze projectgroepje MonsterCock Gaming.<text:s/>Dit idee<text:s/>werd<text:s/>voorgesteld doordat we bij ons vorige idee te weinig bosses zouden hebben om een compleet spel te maken. Dit document is slechts nog een voorstel waar iedereen nog een beslissing over moet nemen. Mocht iedereen het er mee eens zijn dan zal dit ons nieuwe project worden.</text:p>
      <text:p text:style-name="P8">Het Idee</text:p>
      <text:p text:style-name="Standaard">Het idee is dat we de speel elementen van ons vorige proto-GDD overnemen en het zodanig aanpassen zodat het een MOBA wordt. Het voordeel hiervan is dat we minder abstract zullen werken en dat we makkelijker op vorige ideeën kunnen uitbouwen.</text:p>
      <text:p text:style-name="Standaard">De unieke speelaspect van onze game zullen de volgende dingen worden; de spelers kiezen inplaats van characters “presets van rollen”, de nexus (de basis van de tegenstanders) zullen bosses worden. Voor meer informatie hierover zie de hoofdstukken “Spelers” en “Bosses”.</text:p>
      <text:p text:style-name="P9">Mechanics</text:p>
      <text:p text:style-name="Standaard">Ons spel implementeert mechanics van de MOBA genre zoals League of Legends en Smite, maar ook van games zoals The Elder Scrolls: Skyrim en Dark Souls. Ook zal er tijdens het inkopen van wapens, beschermingen enzovoorts meer aandacht worden besteed aan een leveling-systeem.</text:p>
      <text:p text:style-name="P10">Mechanics: MOBA</text:p>
      <text:p text:style-name="Standaard">De mechanics die we halen van de MOBA-genre is in principe alles. Maar om een paar op te noemen: de lanes, de towers/turrets/sentries, de jungle en de scores.</text:p>
      <text:p text:style-name="P11">Objectives</text:p>
      <text:p text:style-name="Standaard">Lanes zijn kort gezegd de “hoofdstraten” waar zich de towers/turrets bevinden. Deze turrets zijn objectives die de spelers van de tegenovergestelde team moet zien te verwoesten. Spelers worden hierbij geholpen door de creeps/minions/soldiers van hun team. Creeps/minions zijn NPC’s die om de zoveel secondes worden gespawned.</text:p>
      <text:p text:style-name="Standaard">1 lane bevat tussen de 1 tot 3 turrets. De speler kan niet een turret aanvallen wanneer de turret die daarvoor staat nog niet verwoest is.<text:s/>Een turret zal vijandige units binnen in zijn range aanvallen en zelf ook stats hebben.<text:s/>Wanneer 1 hoofdstraat geen turrets meer heeft, kunnen de spelers de boss aanvallen.<text:s/>De boss zal net als een Dark Souls boss bewegen en vijandige spelers aanvallen.<text:s/>Voor meer info over de bosses zie de hoofdstuk “Bosses”.</text:p>
      <text:soft-page-break/>
      <text:p text:style-name="Standaard">Het spel is afgelopen wanneer een van de twee teams zijn<text:s/>boss verliest of zich overgeeft.<text:s/>Er is geen tijdslimiet aan het spel verbonden, maar alle units behalve de turrets en bosses worden sterker overtijd.</text:p>
      <text:p text:style-name="P12">Shops</text:p>
      <text:p text:style-name="Standaard">De spelers krijgen geld door vijandige en neutrale units (voor meer info over de neutrale units zie: “Jungle”) te killen/verwoesten. Ook ontvangen spelers geld door de spelers van de andere team te doden, of iemand van zijn team te helpen met<text:s/>het doden van de tegenstander.</text:p>
      <text:p text:style-name="Standaard">Het geld dat de speler<text:s/>bezit kan hij vervolgens in de shop, binnen in zijn base, gebruiken om spullen te<text:s/>kopen. Dit houdt onder andere in dingen zoals wapens, magic scrolls, kleding, enzovoorts.<text:s/>Draagbare spullen zoals hiervoor heen genoemd worden automatisch aangedaan als de speler een hoog genoeg<text:s/>level heeft of als de nieuwe uitrusting beter is dan zijn huidige uitrusting van hetzelfde soort.<text:s/></text:p>
      <text:p text:style-name="Standaard">Consumables zoals health potions, mana potions en dat soort dingen worden ook automatisch aangedaan wanneer de speler nog vrije slots over heeft of wanneer de speler 1 van die items al ge-equipt<text:s/>heeft.</text:p>
      <text:p text:style-name="Standaard">Bepaalde units kunnen ook wat anders droppen dan alleen geld. Soms kunnen ze items droppen zoals wapens of potion, maar soms kunnen ze ook “junk” droppen. Over het algemeen kunnen deze junk items verkocht worden in de shops voor extra geld. Sommige van deze junk items kunnen ook in andere soort mechanics worden verwerkt. Als we een soort van smithing/upgrading systeem willen maken kunnen deze junk items gebruikt worden als soort van resources en materialen voor het upgraden van bepaalde dingen.</text:p>
      <text:p text:style-name="Standaard">Spelers kunnen gekochte items ook droppen zodat andere speler die kunnen oppakken. Let wel op! Speler van beide teams kunnen het gedropte item oppakken? Dit moeten we nog samen overleggen, misschien dat dit te broken wordt.</text:p>
      <text:p text:style-name="P13">Siege Shop</text:p>
      <text:p text:style-name="Standaard">Overigens is er ook een speciale shop naast de gewone shops die speciale dingen kan verkopen. Deze dingen zijn voornamelijk siege weapons, global buff of sterkere minions. Het houdt in dat de spelers speciale units kunnen kopen om hun team te helpen in bepaalde aspecten.<text:s/>Dit worden natuurlijk vrij dure units vanwege hun hoge potentie. Of de spelers dit zelf kunnen kopen met hun eigen geld of dat er een soort banksysteem ofzoiets hiervoor gebruikt gaat worden moeten we nog overleggen. En de siege shop zal pas in veel latere builds worden gemaakt/geimplement.</text:p>
      <text:p text:style-name="P14">Mechanics: Combat</text:p>
      <text:p text:style-name="Standaard">De combat zal net als Dark Souls gespeeld worden, met kleine aanpassingen natuurlijk. De speler zal 4 tot 6 weapon slots hebben waardoor hij tussen verschillende wapens kan wisselen.<text:s/>2/3 weapon slots per arm. Elk wapen heeft 4 verschillende acties die ieder nog twee minstens<text:s/>animaties bevatten.<text:s/>Elk wapen heeft een wapen groep waar hij in hoort. Bijvoorbeeld een “Hunter’’s bow” hoort bij de boog groep.</text:p>
      <text:p text:style-name="Standaard">Net als in Dark Souls kan de speler tijdens het vechten items gebruiken. Alle items hebben wel hun eigen effect en het spreekt ook wel voor zichzelf. Alle acties kosten trouwens stamina, dus een speler kan nooit teveel items spammen.<text:s/></text:p>
      <text:soft-page-break/>
      <text:p text:style-name="Standaard">We gaan natuurlijk ook gebruik maken van magic, maar omdat ik niet per magic class alles over wil typen refereer ik jullie naar de proto-GDD en dan de hoofdstuk “Magic”.<text:s/>Het enige verschil tussen de magics van de vorige proto-GDD en deze proto-GDD is dat deze magic gecast zal worden via<text:s/>katalysators, denk hierbij aan dingen zoals toverstokken, toverstaven, voodoo poppen en etc.<text:s/>Ieder katalysator zal 4 verschillende spells bevatten. De speler kan zelf in de spell slots magic spells adden. De enige adder onder het gras hier is dat de magic spells bepaalde elementen hebben en alleen gekoppeld kan worden aan katalysators met hetzelfde element.</text:p>
      <text:p text:style-name="Standaard">Magic spells worden automatisch in de magic slots van de katalysator gestopt wanneer deze ge-equiped wordt. Als de speler meer dan vier spells heeft kan hij de wapen selecteren in de wapen menu en het via de spells menu aanpassen. Als de speler van een bepaald element niet vier magic spells heeft zal de katalysator een soort van “failure” animatie afspelen om aan de speler te laten zien dat die spell slot leeg is.</text:p>
      <text:p text:style-name="Standaard">Er<text:s/>zijn dus vier acties die ieder wapen heeft. Deze vier acties zijn<text:s/>van zwakst naar sterkst:<text:s/>een singlehanded light attack, een singlehanded heavy attack, een twohanded light attack en als laatst een twohanded heavy attack.</text:p>
      <text:p text:style-name="P15">De magic spell slots die corresponderen met deze vier acties zijn: first spell = singlehanded light attack, second spell = singlehanded heavy attack, third spell = twohanded light attack en fourth spell = twohanded heavy attack.</text:p>
      <text:p text:style-name="Standaard">Buiten deze vier acties zijn ze nog te combineren met rollen, springen en sprinten.<text:s/>In totaal zijn er dus 16 aanvalsmogelijkheden met 1 wapen.<text:s/>Voor meer info over wapens zie “Weapons”.</text:p>
      <text:p text:style-name="Standaard">Wanneer een speler dood gaat zal hij respawnen bij zijn base.</text:p>
      <text:p text:style-name="P16">Mechanics: RPG</text:p>
      <text:p text:style-name="Standaard">De RPG-genre wordt voornamelijk gebruikt voor de items zoals wapens enzovoorts. Bij het doden van units krijgt de speler een hoeveelheid experience points/exp. Wanneer de speler genoeg exp heeft zal hij een level hoger worden. Wanneer dit gebeurd krijgt de speler 2 skillpoints per gestegen level.<text:s/>Op dit moment is er nog geen level cap bepaald voor de spelers.</text:p>
      <text:p text:style-name="Standaard">De verkegen skillpoints kan de speler vervolgens gebruiken om zijn skills te verhogen.<text:s/>Wanneer Elke skill beinvloed een ander aspect van de speler.<text:s/>Bijvoorbeeld Strength beinvloed de base schade van de speler en Health beinvloedt hoeveel hit points de speler heeft. Voor meer informatie zie de hoofdstuk “Spelers”.</text:p>
      <text:p text:style-name="Standaard">Een ander RPG element is het upgraden van wapens, kledingen enzovoorts.<text:s/>Dit gebeurd doormiddel van geld of bepaalde grondstoffen.</text:p>
      <text:p text:style-name="P17">Spelers</text:p>
      <text:p text:style-name="Standaard">Er is al een hoop verteld over wat de spelers kunnen doen tijdens een match. Dit hoofdstuk zal erover gaan wat spelers buiten die matches kunnen doen en hoe hun acties zowel buiten als binnen een match elkaar beinvloeden.</text:p>
      <text:p text:style-name="Standaard">In het algemeen zal onze Lobby er net zo uitkomen te zien als spellen zoals League of Legends, om er 1 op te noemen.<text:s/>De lobby is vrijwel voornamelijk 2D. De enige onderdelen die 3D zijn, zijn de schermen waar de speler zijn in-game character of andere in-game items kan<text:s/><text:soft-page-break/>inspecteren. Soort van showingscreen zeg maar.<text:s/>Ik ga er voor nu niet helemaal in detail wat er allemaal in de lobby moet komen, maar als je een beeld voor je wilt zien. Raad ik je aan om op google gewoon even League of Legends lobby te zoeken.</text:p>
      <text:p text:style-name="Standaard">Spelers kunnen in hun lobby de volgende dingen doen: de out-game shop browsen, zijn presets bekijken/aanpassen, chatten met anderen en het belangrijkste: in queue gaan.</text:p>
      <text:p text:style-name="P18">Spelers: Out-game shop/catalog</text:p>
      <text:p text:style-name="Standaard">In de out-game shop of ook wel catalog kan de speler items bekijken.<text:s/>Ook kan hij, mits hij de benodigde level heeft, items kopen. Naast items kan de speler ook exp boosters geven die de account level helpt te verhogen en gold boosters, die de speler extra account gold heeft na een match.</text:p>
      <text:p text:style-name="P19">Soulbound items</text:p>
      <text:p text:style-name="Standaard">Items die in de catalog gekocht worden, zijn automatisch “soulbound” aan de speler. Soulbound items kunnen niet in-game gedropt of getrade worden.<text:s/></text:p>
      <text:p text:style-name="Standaard">Soulbound items kunnen wel out-game worden geruild met andere spelers, dit kan gratis of voor account gold.<text:s/>De bedoeling van soulbound items is dat de speler een betere preset kan maken en daardoor een betere start heeft tijdens matches.</text:p>
      <text:p text:style-name="Standaard">Items verkregen van de in-game shops of drops kunnen tijdens de victory/lose screen geupdate worden zodat die soulbound worden aan de speler. Dit kost echter account gold (minder dan wanneer de speler hem van de catalog koopt) en de speler moet een hoog genoeg account level hebben.</text:p>
      <text:p text:style-name="P20">Spelers: Presets</text:p>
      <text:p text:style-name="Standaard">Zoals vele malen eerder genoemd zijn presets onze versies van heroes/champions.<text:s/>Er zijn voor elke<text:s/>class<text:s/>3-5 presets die de speler kan aanpassen of aanmaken (Voor de League of Legends players onder ons, denk aan soort van rune pages).<text:s/>Een preset bestaat uit soulbound items en bepalen dus hoe de speler een match begint.</text:p>
      <text:p text:style-name="Standaard">Elk preset bevat ook zijn eigen skill levels waarmee de speler zal beginnen. Om een beetje balance te houden tijdens de matches. Krijgt elk soulbound item soulpoints, deze soulpoints worden tijdens de preset opgeteld en zullen op een totaal komen, wat dan de presetpoint genoemd zal worden.</text:p>
      <text:p text:style-name="Standaard">De presetpoint wordt dan vervolgens gebruikt om te bepalen in welke matches de speler de preset wel of niet mag gebruiken. Denk hierbij aan het soortgelijke punten systeem voor de Tabletop game Warhammer. Waar de speler een afspraak maken van hoeveel punten hun legers in totaal mogen hebben voor een match.</text:p>
      <text:p text:style-name="Standaard">Hierdoor kunnen high level spelers niet tegen low level spelers vechten met hun presets die een hoge preset point hebben.<text:s/>Om onderscheidt te maken voor de spelers met verschillende preset points moeten ze voordat ze in een queue kunnen gaan eerst een preset level kiezen. Deze preset levels of preset tiers kunnen als volgt onderverdeelt worden.</text:p>
      <text:list text:style-name="LFO1" text:continue-numbering="true">
        <text:list-item>
          <text:p text:style-name="P21">Tier 1: 1-300 PP</text:p>
        </text:list-item>
        <text:list-item>
          <text:p text:style-name="P22">Tier 2: 300-600 PP</text:p>
        </text:list-item>
        <text:list-item>
          <text:p text:style-name="P23">Tier 3: 600-900 PP</text:p>
        </text:list-item>
        <text:list-item>
          <text:p text:style-name="P24">Tier 4: 900-1200 PP</text:p>
        </text:list-item>
      </text:list>
      <text:p text:style-name="P25">Spelers: Queues en Match Lobby</text:p>
      <text:p text:style-name="Standaard">Wanneer de speler in queue gaat door op play te drukken en een preset level kiest.<text:s/>Vervolgens wordt hij in de wachtrij gestopt en zo snel mogelijk in een match lobby gestopt met andere soortgelijke spelers.</text:p>
      <text:p text:style-name="Standaard">In de match lobby heeft ieder team 120 secondes om met elkaar te overleggen wie welke class gaat nemen en in welke lane gaat. Andere strategieën kunnen ook besproken worden, of mensen kunnen instalocken, het hangt allemaal af van de spelers.<text:s/>Nadat dit gebeurt is krijgen beide teams tijdens het laad scherm elkaars keuzes te zien. Elke<text:s/>hoofdclass wordt<text:s/>herkent<text:s/>door de verschillende border kleuren<text:s/>die elk speler om zich heeft. Plus alle spelers krijgen de presets van iedereen te zien, of tenminste de kleding en primaire wapens.</text:p>
      <text:p text:style-name="Standaard">Elke<text:s/>hoofdclass heeft zijn eigen borderkleur en hieronder volgt dus een lijst met classes en hun border kleuren. Let wel op dat deze lijst nog niet helemaal af is en er alleen<text:s/>hoofdclasses staan die er sowieso in komen.</text:p>
      <text:list text:style-name="LFO2" text:continue-numbering="true">
        <text:list-item>
          <text:p text:style-name="P26">Melee = rood</text:p>
        </text:list-item>
        <text:list-item>
          <text:p text:style-name="P27">Ranged = groen</text:p>
        </text:list-item>
        <text:list-item>
          <text:p text:style-name="P28">Magic user = blauw</text:p>
        </text:list-item>
        <text:list-item>
          <text:p text:style-name="P29">Faith user = geel</text:p>
        </text:list-item>
      </text:list>
      <text:p text:style-name="Standaard">Een hoofdclass is een categorie waar de andere classes in zitten. Bijvoorbeeld de warrior, soldier, knight class zit in de melee hoofdclass. Voor nu gebruik ik hoofdclasses tot dat we een beter beeld hebben van welke classes we in ons spel willen stoppen.</text:p>
      <text:p text:style-name="Standaard">Na een match komt de speler in de 2<text:span text:style-name="T30">e</text:span><text:s/>match lobby of victory/defeat lobby. In deze post-match lobby zal de speler de mogelijkheid krijgen om bepaalde items te updaten naar soulbound status, bekijken van in-game resultaten zoals schade toegedient, schade opgevangen enzovoorts. Denk vooral aan de post-match lobby van elk andere MOBA.</text:p>
      <text:p text:style-name="Standaard">De speler ontvangt tijdens de post-match lobby ook zijn account exp en account gold. De hoeveelheid van de beloningen hangt af verschillende factoren. Onder anderen hangt het ervan af of de speler gewonnen of verloren heeft, wat zijn score is en ook of hij zijn role goed heeft uitgevoerd.<text:s/>Bijvoorbeeld hoeveel spell schade heeft de speler als magic user uitgedient, of hoeveel hit points heeft de speler van zijn team genoten hersteld.<text:s/></text:p>
      <text:p text:style-name="Standaard">Er is al in de vorige hoofdstukken besproken wat de speler met account gold en account exp<text:s/>/level<text:s/>kan doen.</text:p>
      <text:p text:style-name="P31">Bosses</text:p>
      <text:p text:style-name="Standaard">Er zullen op zijn minst 2 bosses in ons spel komen. Ieder boss dient als een nexus voor hun teams. En wanneer er 1 van de 2 eenmaal dood is gegaan is het spel verloren, met de team die hun boss niet kon beschermen.</text:p>
      <text:p text:style-name="Standaard">Elk boss zal zich binnen hun gebied blijven, de boss kan teven ook niet aangevallen worden door units en spelers buiten dit gebied.<text:s/>De bosses gedragen zich als Dark Souls bosses, ze vallen op verschillende manieren aan, ze hebben veel hitpoints, hoge bescherming, doen veel schade en kunnen meerdere vormen aannemen. Kort gezegd, het wordt geen appeltje eitje<text:s/><text:soft-page-break/>om de boss te verslaan, vooral niet als je nagaat dat de tegenstanders hun boss ook nog eens probeert te beschermen van jouw team.</text:p>
      <text:p text:style-name="Standaard">Elke boss heeft ook zijn eigen “Area”. De area van de boss bepaald hoe de helft van het speelveld van zijn team eruit ziet. Zo kan een boss een rustige boss omgeving hebben of een woeste vulkaan gebied. Dit hangt gewoon per boss af.</text:p>
      <text:p text:style-name="P32">Bosses: Creeps/Minions/Soldiers</text:p>
      <text:p text:style-name="Standaard">Net als hoe iedere boss zijn eigen area heeft, heeft hij ook verschillende creeps onderzich. Hoewel ze qua functie hetzelfde zijn en er gewoon anders uitzien, kunnen de creeps van de ene boss meer schade toen terwijl ze minder hitpoints hebben. Dit moeten we straks ook bespreken en dit zal tevens ook pas geimplimenteerd worden wanneer we op zijn minst al 2 bosses en 1 creep design hebben.</text:p>
      <text:p text:style-name="Standaard">Er zijn in totaal 3 normale creeps. De melee creeps, de ranged creeps en super<text:s/>creeps. Melee creeps zijn de “grunts/meatshield” van een creepwave/minionwave, ze zijn normaal gesproken de eersten die aanvallen en de eersten de dood gaan. Achter in de creepwave zitten de ranged creeps die aanvallen op ene afstand. Ze hebben normaal gesproken minder defense/hitpoints dan de melee creeps, maar omdat ze meestal pas als tweede aanvallen aggro’en ze minder snel andere units. Super creeps zijn creeps die gespawned worden in een hoofdstraat wanneer de laatste turret/sentry ,van de tegenstanders, op de zelfde hoofdstraat verwoest is. Super creeps zijn normaal gesproken sterkere varianten van de melee creeps, maar er zijn mogelijkheden waar de super creep een geupgrade versie van de ranged creep is.<text:s/>De bedoeling van de super creep is dat ze hun team die extra push geven omdat ze dichterbij de enemy base zijn.</text:p>
      <text:p text:style-name="Standaard">Naast deze drie standaard creeps zijn er ook nog siege creeps of siege units. Dit zijn de units waar we het in hoofdstuk “Siege Shop” over hadden.<text:s/>Deze creeps zijn sterker dan de super creeps en worden slechts gespawned wanneer ze gekocht zijn door de speler. Er kan maar 1 dezelfde siege creep per hoofdstraat gespawned worden.<text:s/>Siege creeps zijn trager maar velen malen sterker dan de super creeps. D’r zal meestal een team van 3 man nodig zijn om een siege creep neer te halen.<text:s/>Zie ze als een soort van minibosses.</text:p>
      <text:p text:style-name="Standaard">We moeten bespreken hoeveel verschillende siege creeps we in ons spel willen hebben en of het haalbaar is. In het algemeen verwacht ik pas in de 2<text:span text:style-name="T33">e</text:span><text:s/>dev sprint dat we hiermee gaan beginnen.</text:p>
      <text:p text:style-name="P34">Jungle</text:p>
      <text:p text:style-name="Standaard">De jungle is te vergelijken met de jungles van andere MOBA’s. Het bevat verscheidene jungle camps, waar zich neutrale units in bevinden en de speler met de jungler/explorer role zich doorheen<text:s/>waant. De jungle kan gebruikt worden<text:s/>om een speler van achteren aan te vallen,<text:s/>en om<text:s/>te<text:s/>proberen<text:s/>hem<text:s/>te doden.<text:s/></text:p>
      <text:p text:style-name="Standaard">Ieder jungle camp geeft iets anders. Sommige geven alleen exp en geld, anderen geven ook buffs of droppen bepaalde items.<text:s/>Min of meer is er niet echt een verschil met onze jungle en die van andere MOBA’s.</text:p>
      <text:p text:style-name="Standaard">We zouden onze jungle 3D georienteerd kunnen maken. Denk hierbij aan heuvels, trappen, torens, min of meer net als de MOBA Paragon.<text:s/>Ook kunnen we in de latere stappen van onze<text:s/><text:soft-page-break/>development ieder boss ook zijn eigen jungle camps geven. Maar ik betwijfel dat we hier aan toe kunnen komen.</text:p>
      <text:p text:style-name="P35">Nawoord</text:p>
      <text:p text:style-name="Standaard">Nou dit was dan min of meer onze nieuwe proto-GDD. Ik zal skills van de vorige proto-GDD over kopieren wanneer we eenmaal als groep hebben besloten met welk concept we verder gaan werken.</text:p>
      <text:p text:style-name="Standaard">Ik hoop dat ik jullie hiermee een grof beeld heb kunnen laten zien van hoe onze game eruit zou komen te zien als we de MOBA-route gaan nemen.<text:s/>Ik zie jullie weer op schoo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6-08-28T11:22:00Z</meta:creation-date>
    <dc:date>2016-08-28T15:04:00Z</dc:date>
    <meta:template xlink:href="Normal" xlink:type="simple"/>
    <meta:editing-cycles>118</meta:editing-cycles>
    <meta:editing-duration>PT13320S</meta:editing-duration>
    <meta:document-statistic meta:page-count="7" meta:paragraph-count="34" meta:word-count="2693" meta:character-count="17472" meta:row-count="123" meta:non-whitespace-character-count="14813"/>
  </office:meta>
</office:document-meta>
</file>